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0.0264in"/>
        </style:tab-stops>
      </style:paragraph-properties>
      <style:text-properties style:font-name="Courier New" fo:font-size="9pt" style:font-size-asian="9pt" style:font-size-complex="9pt"/>
    </style:style>
    <style:style style:name="P4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New" fo:font-size="9pt" style:text-underline-style="none" fo:font-weight="bold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ourier New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4" style:family="text">
      <style:text-properties style:font-name="Courier New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 N I V E R S I T Y <text:s text:c="3"/>O F <text:s text:c="3"/>P A T R A S</text:p>
      <text:p text:style-name="P5">S C H O O L <text:s text:c="3"/>O F <text:s text:c="3"/>E N G I N E E R I N G</text:p>
      <text:p text:style-name="P5">DEPARTMENT OF COMPUTER ENGINEERING AND INFORMATICS</text:p>
      <text:p text:style-name="P1">STUDENT TRANSCRIPT</text:p>
      <text:p text:style-name="P2">Name <text:s text:c="8"/>: Menelaos PERDIKEAS </text:p>
      <text:p text:style-name="P2">Father's name: Konstantinos </text:p>
      <text:p text:style-name="P2">Mother's name: Maria-Zaharo </text:p>
      <text:p text:style-name="P2"/>
      <text:p text:style-name="P2">Place of Birth: Athens, Year of Birth: 1974 </text:p>
      <text:p text:style-name="P2">Student registry number: 1382 </text:p>
      <text:p text:style-name="P2">Academic year of first inscription: 1992-1993 </text:p>
      <text:p text:style-name="P2">Method of enrollment: nation-wide exams </text:p>
      <text:p text:style-name="P2">Score : 6225 , Rank: 1<text:span text:style-name="T2">st</text:span></text:p>
      <text:p text:style-name="P2">Duration of studies at the department is <text:span text:style-name="T1">TEN </text:span>semesters. </text:p>
      <text:p text:style-name="P4">COURSE NAME <text:s text:c="27"/>| <text:s/>GRADE </text:p>
      <text:p text:style-name="P1">1<text:span text:style-name="T2">st</text:span> SEMESTER</text:p>
      <text:p text:style-name="P2">Computer Systems I <text:s text:c="20"/>| <text:s text:c="2"/>10.0 </text:p>
      <text:p text:style-name="P2">Structured Programming &amp; Pascal <text:s text:c="7"/>| <text:s text:c="3"/>9.5</text:p>
      <text:p text:style-name="P2">Digital Logic - Gates I <text:s text:c="15"/>| <text:s text:c="2"/>10.0 </text:p>
      <text:p text:style-name="P2">Mathematical Analysis I <text:s text:c="15"/>| <text:s text:c="3"/>9.0 </text:p>
      <text:p text:style-name="P2">Physics I <text:s text:c="29"/>| <text:s text:c="3"/>8.0 </text:p>
      <text:p text:style-name="P2">English I <text:s text:c="29"/>| <text:s text:c="3"/>9.0 </text:p>
      <text:p text:style-name="P2">Intr. to theory of circuit design <text:s text:c="5"/>| <text:s text:c="2"/>10.0 </text:p>
      <text:p text:style-name="P1">2<text:span text:style-name="T2">nd</text:span> SEMESTER</text:p>
      <text:p text:style-name="P2">Computer Systems II <text:s text:c="19"/>| <text:s text:c="3"/>9.5 </text:p>
      <text:p text:style-name="P2">Digital Logic - Gates II <text:s text:c="14"/>| <text:s text:c="2"/>10.0 </text:p>
      <text:p text:style-name="P2">Arithmetic Methods &amp; FORTRAN <text:s text:c="10"/>| <text:s text:c="3"/>8.5 </text:p>
      <text:p text:style-name="P2">Mathematical Analysis II <text:s text:c="14"/>| <text:s text:c="2"/>10.0 </text:p>
      <text:p text:style-name="P2">Physics II <text:s text:c="28"/>| <text:s text:c="3"/>7.0 </text:p>
      <text:p text:style-name="P2">English II <text:s text:c="28"/>| <text:s text:c="3"/>8.5 </text:p>
      <text:p text:style-name="P2">Programming Laboratory in Assembly <text:s text:c="4"/>| <text:s text:c="3"/>9.0 </text:p>
      <text:p text:style-name="P2">Laboratory of Logic gate design <text:s text:c="7"/>| <text:s text:c="2"/>10.0 </text:p>
      <text:p text:style-name="P1">3<text:span text:style-name="T2">rd</text:span> SEMESTER</text:p>
      <text:p text:style-name="P2">Computer Architecture <text:s text:c="17"/>| <text:s text:c="3"/>7.5 </text:p>
      <text:p text:style-name="P2">Basic Electronics <text:s text:c="21"/>| <text:s text:c="2"/>10.0 </text:p>
      <text:p text:style-name="P2">Data Structures <text:s text:c="23"/>| <text:s text:c="3"/>8.5 </text:p>
      <text:p text:style-name="P2">Linear Algebra <text:s text:c="24"/>| <text:s text:c="2"/>10.0 </text:p>
      <text:p text:style-name="P2">Principles of Computer Languages <text:s text:c="6"/>| <text:s text:c="3"/>9.5 </text:p>
      <text:p text:style-name="P2">English III <text:s text:c="27"/>| <text:s text:c="2"/>10.0 </text:p>
      <text:p text:style-name="P2">Laboratory of Basic Electronics <text:s text:c="7"/>| <text:s text:c="2"/>10.0 </text:p>
      <text:p text:style-name="P2">Mathematical Analysis III <text:s text:c="13"/>| <text:s text:c="3"/>9.0 </text:p>
      <text:p text:style-name="Standard"><text:span text:style-name="T4">4</text:span><text:span text:style-name="T3">th</text:span><text:span text:style-name="T4"> SEMESTER</text:span></text:p>
      <text:p text:style-name="P2">Probability Theory <text:s text:c="20"/>| <text:s text:c="3"/>10.0 </text:p>
      <text:p text:style-name="P2">Intr. to algorithm design &amp; implement. | <text:s text:c="3"/>10.0 </text:p>
      <text:p text:style-name="P2">Modern Programming Languages <text:s text:c="10"/>| <text:s text:c="4"/>8.0 </text:p>
      <text:p text:style-name="P2">Discrete Mathematics I <text:s text:c="16"/>| <text:s text:c="3"/>10.0 </text:p>
      <text:p text:style-name="P2">Digital Electronics <text:s text:c="19"/>| <text:s text:c="3"/>10.0 </text:p>
      <text:p text:style-name="P2">English IV <text:s text:c="28"/>| <text:s text:c="4"/>9.0 </text:p>
      <text:p text:style-name="P2">Lab. of Digital Electronics <text:s text:c="11"/>| <text:s text:c="4"/>9.0 </text:p>
      <text:p text:style-name="P2">Lab. of Computer Architecture <text:s text:c="9"/>| <text:s text:c="4"/>9.5 </text:p>
      <text:p text:style-name="P1">5<text:span text:style-name="T2">th</text:span> SEMESTER </text:p>
      <text:p text:style-name="P2">Microcontrollers I <text:s text:c="20"/>| <text:s text:c="4"/>8.0 </text:p>
      <text:p text:style-name="P2">Finite Automata and Formal Languages <text:s text:c="2"/>| <text:s text:c="4"/>9.5 </text:p>
      <text:p text:style-name="P2">Operating Systems I <text:s text:c="19"/>| <text:s text:c="4"/>9.5 </text:p>
      <text:p text:style-name="P2">Discrete Mathematics II <text:s text:c="15"/>| <text:s text:c="3"/>10.0 </text:p>
      <text:p text:style-name="P2">Intr. to linear systems theory <text:s text:c="8"/>| <text:s text:c="3"/>10.0 </text:p>
      <text:p text:style-name="P2">Lab. of microcontrollers I <text:s text:c="12"/>| <text:s text:c="3"/>10.0 </text:p>
      <text:p text:style-name="P1">6<text:span text:style-name="T2">th</text:span> SEMESTER </text:p>
      <text:p text:style-name="P2">Microcontrollers II <text:s text:c="19"/>| <text:s text:c="4"/>9.0 </text:p>
      <text:p text:style-name="P2">Introduction to compilers <text:s text:c="13"/>| <text:s text:c="4"/>9.0 <text:s text:c="18"/></text:p>
      <text:p text:style-name="P2">Operating Systems II <text:s text:c="18"/>| <text:s text:c="3"/>10.0 </text:p>
      <text:p text:style-name="P2">Digital Signal Processing <text:s text:c="13"/>| <text:s text:c="4"/>9.0 </text:p>
      <text:p text:style-name="P2">Intr. to Political Economy <text:s text:c="12"/>| <text:s text:c="3"/>10.0 </text:p>
      <text:p text:style-name="P2">Lab. of Operating Systems <text:s text:c="13"/>| <text:s text:c="3"/>10.0 </text:p>
      <text:p text:style-name="P2">Lab. of Microcontrollers II <text:s text:c="11"/>| <text:s text:c="3"/>10.0 </text:p>
      <text:p text:style-name="P2">Theoretical Calculation <text:s text:c="15"/>| <text:s text:c="4"/>9.5 </text:p>
      <text:p text:style-name="P1">7<text:span text:style-name="T2">th</text:span> SEMESTER </text:p>
      <text:p text:style-name="P2">Digital Telecommunications <text:s text:c="12"/>| <text:s text:c="4"/>9.5 </text:p>
      <text:p text:style-name="P2">Databases I <text:s text:c="27"/>| <text:s text:c="4"/>9.5 </text:p>
      <text:p text:style-name="P2">Laboratory of Databases I <text:s text:c="13"/>| <text:s text:c="4"/>9.5 </text:p>
      <text:p text:style-name="P2">Art. Intelligence &amp; Expert Systems <text:s text:c="4"/>| <text:s text:c="4"/>9.0 </text:p>
      <text:p text:style-name="P2">Parallel Systems <text:s text:c="22"/>| <text:s text:c="4"/>9.5 </text:p>
      <text:p text:style-name="P2">Distributed Systems I <text:s text:c="17"/>| <text:s text:c="4"/>8.5 </text:p>
      <text:p text:style-name="P2">Telematics and New Services <text:s text:c="11"/>| <text:s text:c="3"/>10.0 </text:p>
      <text:p text:style-name="P1">8<text:span text:style-name="T2">th</text:span> SEMESTER </text:p>
      <text:p text:style-name="P2">Computer Networks I <text:s text:c="19"/>| <text:s text:c="4"/>8.5 </text:p>
      <text:p text:style-name="P2">Laboratory of Computer Networks I <text:s text:c="5"/>| <text:s text:c="4"/>9.5 </text:p>
      <text:p text:style-name="P2">Databases II <text:s text:c="26"/>| <text:s text:c="4"/>9.0 </text:p>
      <text:p text:style-name="P2">Adv. Data Structures &amp; Graphics <text:s text:c="7"/>| <text:s text:c="4"/>9.0 </text:p>
      <text:p text:style-name="P2">Telematics and New Services II <text:s text:c="8"/>| <text:s text:c="4"/>9.5 </text:p>
      <text:p text:style-name="P2">Distributed Systems II <text:s text:c="16"/>| <text:s text:c="4"/>9.5 </text:p>
      <text:p text:style-name="P1">9<text:span text:style-name="T2">th</text:span> SEMESTER </text:p>
      <text:p text:style-name="P2">Computer Networks II <text:s text:c="18"/>| <text:s text:c="4"/>7.5 </text:p>
      <text:p text:style-name="P2">Laboratory of Computer Networks II <text:s text:c="4"/>| <text:s text:c="4"/>9.5 </text:p>
      <text:p text:style-name="P2">Design of Software Systems <text:s text:c="12"/>| <text:s text:c="4"/>9.0 </text:p>
      <text:p text:style-name="P2">Business Administration <text:s text:c="15"/>| <text:s text:c="4"/>9.0 </text:p>
      <text:p text:style-name="P2">Advanced Architecture Topics <text:s text:c="10"/>| <text:s text:c="4"/>9.5 </text:p>
      <text:p text:style-name="P2">Methods of Production Design <text:s text:c="10"/>| <text:s text:c="4"/>9.5 </text:p>
      <text:p text:style-name="P2">Advanced Parallel Systems <text:s text:c="13"/>| <text:s text:c="4"/>9.0 </text:p>
      <text:p text:style-name="P1">10<text:span text:style-name="T2">th</text:span> SEMESTER </text:p>
      <text:p text:style-name="P2">Graduation Thesis: "On demand delivery | </text:p>
      <text:p text:style-name="P2">of hypermedia / multimedia content <text:s text:c="4"/>|</text:p>
      <text:p text:style-name="P2">over high-speed networks" <text:s text:c="13"/>| <text:s text:c="3"/>10.0 </text:p>
      <text:p text:style-name="P2"/>
      <text:p text:style-name="P2">Graduated: 1<text:span text:style-name="T2">st</text:span> July 1997 , Grade: Excellent 9.44 </text:p>
      <text:p text:style-name="P2">Gave the graduates oath: July 22<text:span text:style-name="T2">nd</text:span> 1997 </text:p>
      <text:p text:style-name="P2"/>
      <text:p text:style-name="P3">The Head of the Department <text:s text:c="2"/>The Secretary</text:p>
      <text:p text:style-name="P2">(signature) <text:s text:c="17"/>(signatur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492in" fo:margin-bottom="0.6154in" fo:margin-left="0.7874in" fo:margin-right="0.7874in" style:writing-mode="lr-tb" style:footnote-max-height="0in">
        <style:columns fo:column-count="2">
          <style:column style:rel-width="6094*" fo:start-indent="0in" fo:end-indent="0.4035in"/>
          <style:column style:rel-width="8476*" fo:start-indent="0.403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elaus </meta:initial-creator>
    <meta:creation-date>2016-05-20T23:18:44</meta:creation-date>
    <dc:date>2016-05-21T11:12:46</dc:date>
    <dc:creator>Menelaus </dc:creator>
    <meta:editing-duration>PT14M3S</meta:editing-duration>
    <meta:editing-cycles>27</meta:editing-cycles>
    <meta:generator>LibreOffice/3.5$Linux_x86 LibreOffice_project/350m1$Build-2</meta:generator>
    <meta:document-statistic meta:table-count="0" meta:image-count="0" meta:object-count="0" meta:page-count="1" meta:paragraph-count="96" meta:word-count="504" meta:character-count="4138" meta:non-whitespace-character-count="2372"/>
  </office:meta>
</office:document-meta>
</file>